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1f9060" officeooo:paragraph-rsid="001f9060"/>
    </style:style>
    <style:style style:name="P2" style:family="paragraph" style:parent-style-name="Standard">
      <style:text-properties style:font-name="Linux Libertine O" officeooo:rsid="002a1a57" officeooo:paragraph-rsid="002a1a57"/>
    </style:style>
    <style:style style:name="P3" style:family="paragraph" style:parent-style-name="Heading">
      <style:text-properties style:font-name="Linux Libertine O"/>
    </style:style>
    <style:style style:name="P4" style:family="paragraph" style:parent-style-name="Heading">
      <style:text-properties style:font-name="Linux Libertine O" officeooo:paragraph-rsid="00276772"/>
    </style:style>
    <style:style style:name="T1" style:family="text">
      <style:text-properties fo:color="#3465a4" loext:opacity="100%" fo:font-weight="bold" officeooo:rsid="001f9060" style:font-weight-asian="bold" style:font-weight-complex="bold"/>
    </style:style>
    <style:style style:name="T2" style:family="text">
      <style:text-properties fo:color="#3465a4" loext:opacity="100%" fo:font-weight="bold" officeooo:rsid="002375c3" style:font-weight-asian="bold" style:font-weight-complex="bold"/>
    </style:style>
    <style:style style:name="T3" style:family="text">
      <style:text-properties fo:color="#3465a4" loext:opacity="100%" fo:font-weight="bold" officeooo:rsid="002a1a57" style:font-weight-asian="bold" style:font-weight-complex="bold"/>
    </style:style>
    <style:style style:name="T4" style:family="text">
      <style:text-properties fo:color="#3465a4" loext:opacity="100%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5" style:family="text">
      <style:text-properties fo:color="#3465a4" loext:opacity="100%" fo:font-size="14pt" fo:font-weight="bold" officeooo:rsid="00276772" style:font-name-asian="Noto Sans CJK SC Regular" style:font-size-asian="14pt" style:font-weight-asian="bold" style:font-name-complex="FreeSans1" style:font-size-complex="14pt" style:font-weight-complex="bold"/>
    </style:style>
    <style:style style:name="T6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7" style:family="text">
      <style:text-properties fo:color="#004586" loext:opacity="100%" style:font-name="Linux Libertine O" fo:font-size="18.2000007629395pt" officeooo:rsid="00297e89" style:font-size-asian="18.2000007629395pt" style:font-size-complex="18.2000007629395pt" style:font-weight-complex="600"/>
    </style:style>
    <style:style style:name="T8" style:family="text">
      <style:text-properties fo:color="#004586" loext:opacity="100%" style:font-name="Linux Libertine O" fo:font-size="18.2000007629395pt" officeooo:rsid="002c6126" style:font-size-asian="18.2000007629395pt" style:font-size-complex="18.2000007629395pt" style:font-weight-complex="600"/>
    </style:style>
    <style:style style:name="T9" style:family="text">
      <style:text-properties fo:color="#004586" loext:opacity="100%" style:font-name="Linux Libertine O" fo:font-size="18.2000007629395pt" officeooo:rsid="002e13a9" style:font-size-asian="18.2000007629395pt" style:font-size-complex="18.2000007629395pt" style:font-weight-complex="600"/>
    </style:style>
    <style:style style:name="T10" style:family="text">
      <style:text-properties officeooo:rsid="002b93b0"/>
    </style:style>
    <style:style style:name="T11" style:family="text">
      <style:text-properties officeooo:rsid="002e13a9"/>
    </style:style>
    <style:style style:name="T12" style:family="text">
      <style:text-properties officeooo:rsid="002f4218"/>
    </style:style>
    <style:style style:name="T13" style:family="text">
      <style:text-properties officeooo:rsid="00312c4c"/>
    </style:style>
    <style:style style:name="T14" style:family="text">
      <style:text-properties officeooo:rsid="00340e9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7">Eggy thing</text:span><text:span text:style-name="T6"> (</text:span><text:span text:style-name="T7">2</text:span><text:span text:style-name="T6"> portions; </text:span><text:span text:style-name="T9">2</text:span><text:span text:style-name="T8">0min</text:span><text:span text:style-name="T6">)</text:span></text:h>
      <text:p text:style-name="P4"><text:span text:style-name="T3">F</text:span><text:span text:style-name="T1">or </text:span><text:span text:style-name="T2">the</text:span><text:span text:style-name="T1"> </text:span><text:span text:style-name="T3">mixture</text:span></text:p>
      <text:p text:style-name="P2">125g pork mince</text:p>
      <text:p text:style-name="P2">½<text:span text:style-name="T11"> </text:span>tin sweetcorn</text:p>
      <text:p text:style-name="P2">3 medium eggs</text:p>
      <text:p text:style-name="P2">salt to taste</text:p>
      <text:p text:style-name="P2"/>
      <text:p text:style-name="P2"/>
      <text:p text:style-name="P2">Break the mince into pieces in a bowl with a fork, add salt and mix. Leave for 10 min if possible.</text:p>
      <text:p text:style-name="P2"/>
      <text:p text:style-name="P2">Add the eggs and <text:span text:style-name="T12">mix</text:span> together with the mince. Drain <text:span text:style-name="T10">the sweetcorn, add it in,</text:span> and mix well.</text:p>
      <text:p text:style-name="P1"/>
      <text:p text:style-name="P3"><text:span text:style-name="T4">For the </text:span><text:span text:style-name="T5">cooking</text:span></text:p>
      <text:p text:style-name="P2">olive oil for frying</text:p>
      <text:p text:style-name="P2"/>
      <text:p text:style-name="P2"/>
      <text:p text:style-name="P2">Heat <text:span text:style-name="T14">3</text:span><text:span text:style-name="T13"> tbsp</text:span> olive oil in a frying pan on medium-high heat.</text:p>
      <text:p text:style-name="P2"/>
      <text:p text:style-name="P2">Give the mixture a final stir (as the heavy stuff sinks rapidly) and immediately pour it all into the frying pan. Give the pan a gentle shake to even it out. Leave it for a few minutes.</text:p>
      <text:p text:style-name="P2"/>
      <text:p text:style-name="P2">As it cooks, swirl the pan to move any liquid egg to the edges where it will cook more quickly.</text:p>
      <text:p text:style-name="P2"/>
      <text:p text:style-name="P2">Once the eggy thing is largely solid, turn it over. The underneath should be browned and crispy.</text:p>
      <text:p text:style-name="P2">Fry for another couple of minutes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5-04-14T18:05:41.350173064</dc:date>
    <meta:editing-duration>PT55M56S</meta:editing-duration>
    <meta:editing-cycles>27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158" meta:character-count="793" meta:non-whitespace-character-count="650"/>
  </office:meta>
</office:document-meta>
</file>